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2" style:family="paragraph">
      <loext:graphic-properties draw:fill="none" draw:fill-color="#ffffff"/>
    </style:style>
    <style:style style:name="gr1" style:family="graphic">
      <style:graphic-properties draw:stroke="solid" svg:stroke-color="#000000" draw:fill="none" draw:fill-color="#ffffff" fo:min-height="0.52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2" draw:style-name="gr1" draw:text-style-name="P2" svg:width="4.6697in" svg:height="0.5276in" svg:x="1.0091in" svg:y="0.7508in"><draw:text-box><text:p/><text:p><text:s text:c="3"/>AP_HAL_MAIN_CALLBACKS(&amp;copter); <text:s/>Copter.cpp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02:05.706257147</meta:creation-date>
    <dc:date>2020-03-02T18:07:03.156691445</dc:date>
    <meta:editing-duration>PT54M4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